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afb" officeooo:paragraph-rsid="0005ca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co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4:01:19.474348956</meta:creation-date>
    <dc:date>2024-11-12T14:02:22.691250861</dc:date>
    <meta:editing-duration>PT1M4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24.8.2.1$Linux_X86_64 LibreOffice_project/41740883c77b073d14011387305cb18c71aed59b</meta:generator>
  </office:meta>
</office:document-meta>
</file>